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tils.copyResource( Resource source , Resource dest , FilterSetCollection filters , Vector filterChains , boolean overwrite , boolean preserveLastModified , String inputEncoding , String outputEncoding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selectOutOfDateSources( ProjectComponent logTo , ResourceCollection source , FileNameMapper mapper , ResourceFactory targets , final long granularit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ResourceUtils.copyResource( Resource source , Resourc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binaryCompare( Resource r1 , Resource r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Utils.selectOutOfDateSources( ProjectComponent logTo , Resource [ ] source , FileNameMapper mapper , ResourceFactory targets , long granu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Utils.textCompare( Resource r1 , Resource r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urceUtils.contentEquals( Resource r1 , Resource r2 , boolean 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sourceUtils.setLastModified( Touchable t , long 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selectOutOfDateSources( ProjectComponent logTo , Resource [ ] source , FileNameMapper mapper , ResourceFactory targ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tils.getOutputStream( Resource resource , boolean append ,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Utils.compareContent( Resource r1 , Resource r2 , boolean 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urceUtils.copyResource( Resource source , Resource dest , FilterSetCollection filters , Vector filterChains , boolean overwrite , boolean preserveLastModified , boolean append , String inputEncoding , String outputEncoding , Project projec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ResourceUtils.asFileResource( FileProvider fileProvi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Utils.isSelected( Resourc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copyResource( Resource source , Resource dest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tils.logFuture( ProjectComponent logTo , ResourceCollection rc , long granu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